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star.oleobject" manifest:full-path="Object 9"/>
  <manifest:file-entry manifest:media-type="" manifest:full-path="ObjectReplacements/Object 1"/>
  <manifest:file-entry manifest:media-type="" manifest:full-path="ObjectReplacements/Object 9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application/x-openoffice-wmf;windows_formatname=&quot;Image WMF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vnd.sun.star.oleobject" manifest:full-path="Object 3"/>
  <manifest:file-entry manifest:media-type="application/binary" manifest:full-path="layout-cache"/>
  <manifest:file-entry manifest:media-type="application/vnd.sun.star.oleobject" manifest:full-path="Object 4"/>
  <manifest:file-entry manifest:media-type="text/xml" manifest:full-path="settings.xml"/>
  <manifest:file-entry manifest:media-type="application/vnd.sun.star.oleobject" manifest:full-path="Object 5"/>
  <manifest:file-entry manifest:media-type="text/xml" manifest:full-path="styles.xml"/>
  <manifest:file-entry manifest:media-type="application/rdf+xml" manifest:full-path="manifest.rdf"/>
  <manifest:file-entry manifest:media-type="application/vnd.sun.star.oleobject" manifest:full-path="Object 6"/>
  <manifest:file-entry manifest:media-type="text/xml" manifest:full-path="meta.xml"/>
  <manifest:file-entry manifest:media-type="application/vnd.sun.star.oleobject" manifest:full-path="Object 7"/>
  <manifest:file-entry manifest:media-type="application/vnd.sun.star.oleobject" manifest:full-path="Object 8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 style:master-page-name="">
      <style:paragraph-properties fo:margin-left="0cm" fo:margin-right="0cm" fo:text-align="start" style:justify-single-word="false" fo:text-indent="0.873cm" style:auto-text-indent="false" style:page-number="auto"/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text-align="start" style:justify-single-word="false" fo:text-indent="0.979cm" style:auto-text-indent="false" style:page-number="auto"/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fo:font-size="12pt" fo:language="uk" fo:country="UA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Times New Roman" fo:font-size="12pt" fo:language="uk" fo:country="UA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1pt" fo:language="uk" fo:country="UA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 style:list-style-name="L3">
      <style:paragraph-properties fo:text-align="start" style:justify-single-word="false" fo:break-before="page"/>
      <style:text-properties style:font-name="Times New Roman" fo:font-size="12pt" fo:language="uk" fo:country="UA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uk" fo:country="UA"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weight-complex="normal"/>
    </style:style>
    <style:style style:name="T9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2" style:family="graphic" style:parent-style-name="OLE">
      <style:graphic-properties fo:margin-left="0cm" fo:margin-right="0cm" style:vertical-pos="from-top" fo:padding="0.002cm" fo:border="none" draw:ole-draw-aspect="1"/>
    </style:style>
    <style:style style:name="fr3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356cm" draw:visible-area-height="0.356cm"/>
    </style:style>
    <style:style style:name="fr4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238cm" draw:visible-area-height="0.392cm"/>
    </style:style>
    <style:style style:name="fr5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568cm" draw:visible-area-height="0.639cm"/>
    </style:style>
    <style:style style:name="fr6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356cm" draw:visible-area-height="0.392cm"/>
    </style:style>
    <style:style style:name="fr7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991cm" draw:visible-area-height="0.497cm"/>
    </style:style>
    <style:style style:name="fr8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979cm" draw:visible-area-height="0.709cm"/>
    </style:style>
    <style:style style:name="fr9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7.906cm" draw:visible-area-height="1.415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ІНІСТЕРСТВО НАУКИ ТА ОСВІТИ УКРАЇНИ</text:p>
      <text:p text:style-name="P2">НАЦІОНАЛЬНИЙ УНІВЕРСИТЕТ “ЛЬВІВСЬКА ПОЛІТЕХНІКА”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Лабораторна робота №1</text:p>
      <text:p text:style-name="P4">з курсу “Чисельні методи ч.1”<text:line-break/>Тема: “Чисельне розв<text:span text:style-name="T1">'</text:span>язування систем лінійних алгебраїчних рівнянь”</text:p>
      <text:p text:style-name="P4">Варіант №9</text:p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>Виконав</text:p>
      <text:p text:style-name="P1">студент групи ПМ-33</text:p>
      <text:p text:style-name="P1">Венгринюк Олег</text:p>
      <text:p text:style-name="P1"/>
      <text:p text:style-name="P1">Прийняла</text:p>
      <text:p text:style-name="P1">Візнович О.В.</text:p>
      <text:p text:style-name="P1"/>
      <text:p text:style-name="P1"/>
      <text:p text:style-name="P1"/>
      <text:p text:style-name="P1"/>
      <text:p text:style-name="P2"/>
      <text:p text:style-name="P2">ЛЬВІВ — 2019 </text:p>
      <text:p text:style-name="P10"/>
      <text:p text:style-name="P10"><text:soft-page-break/>Завдання:</text:p>
      <text:list xml:id="list1965509072048945060" text:style-name="L1">
        <text:list-item>
          <text:p text:style-name="P14">Розв'язати СЛАР методом Гаусса в середовищі <text:span text:style-name="T1">Maple.</text:span></text:p>
        </text:list-item>
        <text:list-item>
          <text:p text:style-name="P14">Розв<text:span text:style-name="T1">'</text:span>язати СЛАР методом простої ітерації (задати різні точності вивести кількість ітерацій та вивести <text:span text:style-name="T1">нев’язку).</text:span></text:p>
        </text:list-item>
      </text:list>
      <text:p text:style-name="P6"/>
      <text:p text:style-name="P10">Завдання</text:p>
      <text:p text:style-name="P10"><text:s text:c="2"/>А = <text:s/><draw:frame draw:style-name="fr1" draw:name="Object809" text:anchor-type="as-char" svg:width="8.253cm" svg:height="2.738cm" draw:z-index="7"><draw:object xlink:href="./Object 1" xlink:type="simple" xlink:show="embed" xlink:actuate="onLoad"/><draw:image xlink:href="./ObjectReplacements/Object 1" xlink:type="simple" xlink:show="embed" xlink:actuate="onLoad"/><svg:desc>formula</svg:desc></draw:frame> <text:s text:c="2"/></text:p>
      <text:p text:style-name="P10"/>
      <text:p text:style-name="P10"><text:s/><text:span text:style-name="T1">f = </text:span><text:span text:style-name="T1"><draw:frame draw:style-name="fr2" draw:name="Object812" text:anchor-type="as-char" svg:y="-0.379cm" svg:width="7.467cm" svg:height="0.563cm" draw:z-index="8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 </text:span></text:p>
      <text:p text:style-name="P10"/>
      <text:p text:style-name="P10">Теоретичні відомості</text:p>
      <text:p text:style-name="P10"><text:tab/><text:span text:style-name="T7">Методи чисельного розв</text:span><text:span text:style-name="T2">'</text:span><text:span text:style-name="T7">язування СЛАР ділять на два типи: <text:s/></text:span><text:span text:style-name="T8">прямі і ітераційні. З</text:span><text:span text:style-name="T11">а допомогою прямих (або точних) методів розв</text:span><text:span text:style-name="T9">’</text:span><text:span text:style-name="T11">язок СЛАР знаходять за скінченне число арифметичних дій. ераційні методи полягають в тому, що розв</text:span><text:span text:style-name="T9">’</text:span><text:span text:style-name="T11">язок </text:span><text:span text:style-name="T11"><draw:frame draw:style-name="fr3" draw:name="Object11" text:anchor-type="as-char" svg:width="0.353cm" svg:height="0.353cm" draw:z-index="0"><draw:object-ole xlink:href="./Object 3" xlink:type="simple" xlink:show="embed" xlink:actuate="onLoad"/><draw:image xlink:href="./ObjectReplacements/Object 3" xlink:type="simple" xlink:show="embed" xlink:actuate="onLoad"/><svg:desc>OLE-object</svg:desc></draw:frame></text:span><text:span text:style-name="T11"> системи знаходять як границю при </text:span><text:span text:style-name="T11"><draw:frame draw:style-name="fr4" draw:name="Object12" text:anchor-type="as-char" svg:width="1.235cm" svg:height="0.388cm" draw:z-index="1"><draw:object-ole xlink:href="./Object 4" xlink:type="simple" xlink:show="embed" xlink:actuate="onLoad"/><draw:image xlink:href="./ObjectReplacements/Object 4" xlink:type="simple" xlink:show="embed" xlink:actuate="onLoad"/><svg:desc>OLE-object</svg:desc></draw:frame></text:span><text:span text:style-name="T11"> послідовності наближень </text:span><text:span text:style-name="T11"><draw:frame draw:style-name="fr5" draw:name="Object13" text:anchor-type="as-char" svg:width="0.564cm" svg:height="0.635cm" draw:z-index="2"><draw:object-ole xlink:href="./Object 5" xlink:type="simple" xlink:show="embed" xlink:actuate="onLoad"/><draw:image xlink:href="./ObjectReplacements/Object 5" xlink:type="simple" xlink:show="embed" xlink:actuate="onLoad"/><svg:desc>OLE-object</svg:desc></draw:frame></text:span><text:span text:style-name="T11">, де </text:span><text:span text:style-name="T11"><draw:frame draw:style-name="fr6" draw:name="Object14" text:anchor-type="as-char" svg:width="0.353cm" svg:height="0.388cm" draw:z-index="3"><draw:object-ole xlink:href="./Object 6" xlink:type="simple" xlink:show="embed" xlink:actuate="onLoad"/><draw:image xlink:href="./ObjectReplacements/Object 6" xlink:type="simple" xlink:show="embed" xlink:actuate="onLoad"/><svg:desc>OLE-object</svg:desc></draw:frame></text:span><text:span text:style-name="T11">–номер ітерації. . Задається деяке достатньо мале число </text:span><text:span text:style-name="T11"><draw:frame draw:style-name="fr7" draw:name="Object15" text:anchor-type="as-char" svg:width="0.988cm" svg:height="0.492cm" draw:z-index="4"><draw:object-ole xlink:href="./Object 7" xlink:type="simple" xlink:show="embed" xlink:actuate="onLoad"/><draw:image xlink:href="./ObjectReplacements/Object 7" xlink:type="simple" xlink:show="embed" xlink:actuate="onLoad"/><svg:desc>OLE-object</svg:desc></draw:frame></text:span><text:span text:style-name="T11"> (точність) і обчислення проводяться до тих пір, поки не виконається оцінка </text:span><text:span text:style-name="T11"><draw:frame draw:style-name="fr8" draw:name="Object16" text:anchor-type="as-char" svg:width="1.976cm" svg:height="0.706cm" draw:z-index="5"><draw:object-ole xlink:href="./Object 8" xlink:type="simple" xlink:show="embed" xlink:actuate="onLoad"/><draw:image xlink:href="./ObjectReplacements/Object 8" xlink:type="simple" xlink:show="embed" xlink:actuate="onLoad"/><svg:desc>OLE-object</svg:desc></draw:frame></text:span><text:span text:style-name="T11">. </text:span></text:p>
      <text:p text:style-name="P10"><text:span text:style-name="T11"><text:tab/>Метод послідовних ітерацій полягає у пошуку розв</text:span><text:span text:style-name="T3">'</text:span><text:span text:style-name="T11">язків рівнняння за допомогою формули </text:span><text:span text:style-name="T11"><draw:frame draw:style-name="fr9" draw:name="Object296" text:anchor-type="as-char" svg:width="7.902cm" svg:height="1.411cm" draw:z-index="6"><draw:object-ole xlink:href="./Object 9" xlink:type="simple" xlink:show="embed" xlink:actuate="onLoad"/><draw:image xlink:href="./ObjectReplacements/Object 9" xlink:type="simple" xlink:show="embed" xlink:actuate="onLoad"/><svg:desc>OLE-object</svg:desc></draw:frame></text:span></text:p>
      <text:p text:style-name="P3"/>
      <text:p text:style-name="P9">Хід роботи </text:p>
      <text:list xml:id="list3925632601074533456" text:style-name="L2">
        <text:list-item>
          <text:p text:style-name="P15"><text:span text:style-name="T10">Розв'язати СЛАР в </text:span><text:span text:style-name="T4">Maple</text:span></text:p>
        </text:list-item>
      </text:list>
      <text:p text:style-name="P19"><text:line-break/>&gt; r1 := .405*x+0.5e-1*y+0.4e-1*z+0.*u+0.9e-1*v-1.77;</text:p>
      <text:p text:style-name="P19">&gt; r2 := -0.61e-1*x+.53*y+0.73e-1*z+.11*u-0.6e-1*v+.53;<text:line-break/>&gt; r3 := 0.7e-1*x-0.36e-1*y+.38*z+0.3e-1*u+0.2e-1*v+.626;</text:p>
      <text:p text:style-name="P19">&gt; r4 := -0.5e-1*x+0.*y+0.66e-1*z+.58*u+.23*v+2.772;</text:p>
      <text:p text:style-name="P19">&gt; r5 := 0.*x+0.81e-1*y-0.5e-1*z+0.*u+.41*v-1.001;</text:p>
      <text:p text:style-name="P19">&gt; roz := solve({r1, r2, r3, r4, r5}, {u, v, x, y, z});</text:p>
      <text:p text:style-name="P19">{u = -5., v = 2., x = 4., y = 1., z = -2.}</text:p>
      <text:p text:style-name="P19"/>
      <text:p text:style-name="P19"/>
      <text:p text:style-name="P8"/>
      <text:list xml:id="list7122308411396241894" text:style-name="L3">
        <text:list-item>
          <text:p text:style-name="P23">Розв'язування СЛАР методом простої ітерації.</text:p>
        </text:list-item>
      </text:list>
      <text:p text:style-name="P8"><text:s text:c="4"/>Програмний код на мові програмування <text:span text:style-name="T1">Python:</text:span></text:p>
      <text:p text:style-name="P16"><text:span text:style-name="T1">helpers.py</text:span></text:p>
      <text:p text:style-name="P8"><text:span text:style-name="T1">import numpy as np</text:span></text:p>
      <text:p text:style-name="P3">def run(method):<text:line-break/> <text:s text:c="3"/><text:line-break/> <text:s text:c="3"/>A = np.array([[0.405, 0.05, 0.04, 0, 0.09],[-0.061, 0.53, 0.073, 0.11, -0.06],[0.07, -0.036, 0.38, 0.03, 0.02],[-0.05, 0, 0.066, 0.58, 0.23],[0, 0.081, -0.05, 0, 0.41]])<text:line-break/> <text:s text:c="3"/>f = np.reshape(np.array([1.77, -0.53, -0.626, -2.772, 1.001]), (A.shape[1], 1))<text:line-break/> <text:s text:c="3"/><text:line-break/> <text:s text:c="3"/>print('A=',A)<text:line-break/> <text:s text:c="3"/>print('f=', f)<text:line-break/> <text:s text:c="3"/><text:line-break/> <text:s text:c="3"/>epsilon = float(input('Input epsilon: '))<text:line-break/><text:line-break/> <text:s text:c="3"/>print('Pecision is:', epsilon)<text:line-break/><text:line-break/> <text:s text:c="3"/>X, iterations, difference = method(A, f, epsilon)<text:line-break/> <text:s text:c="3"/><text:line-break/> <text:s text:c="3"/>print('X')<text:line-break/> <text:s text:c="3"/>for idx, x in enumerate(X):<text:line-break/> <text:s text:c="5"/>print('X{}= '.format(idx+1), end='')<text:line-break/> <text:s text:c="5"/>print('{0:.10f}'.format(*x))<text:line-break/><text:line-break/> <text:s text:c="3"/>print('Iterations=', iterations)<text:line-break/> <text:s text:c="3"/><text:line-break/> <text:s text:c="3"/>print('Difference:')<text:line-break/> <text:s text:c="3"/>for idx, x in enumerate(difference):<text:line-break/> <text:s text:c="5"/>print('R[X{}]= '.format(idx+1), end='')<text:line-break/> <text:s text:c="5"/>print('{0:.10f}'.format(*x))</text:p>
      <text:p text:style-name="P20"><text:line-break/> <text:span text:style-name="T5">simple_iter.py</text:span></text:p>
      <text:p text:style-name="P8">import numpy as np</text:p>
      <text:p text:style-name="P8"/>
      <text:p text:style-name="P8">def simple_iter(A: list, f: list, epsilon: float, rand: bool = True):</text:p>
      <text:p text:style-name="P8"><text:s text:c="4"/>iterations = 0</text:p>
      <text:p text:style-name="P8"><text:s text:c="4"/></text:p>
      <text:p text:style-name="P8"><text:s text:c="4"/>if rand:</text:p>
      <text:p text:style-name="P8"><text:s text:c="5"/>x = np.reshape(np.random.rand(f.size, 1), (f.size, 1))</text:p>
      <text:p text:style-name="P8"><text:s text:c="4"/>else:</text:p>
      <text:p text:style-name="P8"><text:s text:c="5"/>x = np.zeros((f.size, 1))</text:p>
      <text:p text:style-name="P8"><text:s text:c="4"/></text:p>
      <text:p text:style-name="P8"><text:s text:c="4"/>convergence = False</text:p>
      <text:p text:style-name="P8"><text:s text:c="4"/></text:p>
      <text:p text:style-name="P8"><text:s text:c="4"/>while not convergence:</text:p>
      <text:p text:style-name="P11"><text:span text:style-name="T12"><text:s text:c="8"/>x_new = x - A</text:span><text:span text:style-name="T12">@</text:span><text:span text:style-name="T12">x</text:span><text:span text:style-name="T12"> + f</text:span></text:p>
      <text:p text:style-name="P8"><text:s text:c="8"/></text:p>
      <text:p text:style-name="P8"><text:s text:c="8"/>convergence = np.linalg.norm(x_new - x) &lt;= epsilon</text:p>
      <text:p text:style-name="P8"><text:soft-page-break/><text:s text:c="4"/></text:p>
      <text:p text:style-name="P8"><text:s text:c="8"/>x = x_new</text:p>
      <text:p text:style-name="P8"><text:s text:c="8"/>iterations += 1</text:p>
      <text:p text:style-name="P8"><text:s text:c="4"/></text:p>
      <text:p text:style-name="P8"><text:s text:c="4"/>return x, iterations, A@x - f</text:p>
      <text:p text:style-name="P8"><text:s text:c="4"/></text:p>
      <text:p text:style-name="P18">lab1.py</text:p>
      <text:p text:style-name="P8">import numpy as np<text:line-break/>from helpers import run<text:line-break/><text:line-break/>from simple_iter import simple_iter<text:line-break/><text:line-break/>if __name__ == '__main__':<text:line-break/> <text:s text:c="4"/>run(simple_iter)<text:line-break/></text:p>
      <text:p text:style-name="P8"/>
      <text:p text:style-name="P7"><text:span text:style-name="T10">P</text:span><text:span text:style-name="T6">езультат виконання:</text:span></text:p>
      <text:p text:style-name="P8">A= [[ 0.405 <text:s/>0.05 <text:s text:c="2"/>0.04 <text:s text:c="2"/>0. <text:s text:c="4"/>0.09 ]<text:line-break/> [-0.061 <text:s/>0.53 <text:s text:c="2"/>0.073 <text:s/>0.11 <text:s/>-0.06 ]<text:line-break/> [ 0.07 <text:s/>-0.036 <text:s/>0.38 <text:s text:c="2"/>0.03 <text:s text:c="2"/>0.02 ]<text:line-break/> [-0.05 <text:s text:c="2"/>0. <text:s text:c="4"/>0.066 <text:s/>0.58 <text:s text:c="2"/>0.23 ]<text:line-break/> [ 0. <text:s text:c="4"/>0.081 -0.05 <text:s text:c="2"/>0. <text:s text:c="4"/>0.41 ]]<text:line-break/>f= [[ 1.77 ]<text:line-break/> [-0.53 ]<text:line-break/> [-0.626]<text:line-break/> [-2.772]<text:line-break/> [ 1.001]]<text:line-break/>Input epsilon: 1e-3<text:line-break/>Pecision is: 0.001<text:line-break/>X<text:line-break/>X1= 3.9987916137<text:line-break/>X2= 1.0000440246<text:line-break/>X3= -1.9986843494<text:line-break/>X4= -5.0011282839<text:line-break/>X5= 2.0006529246<text:line-break/>Iterations= 19<text:line-break/>Difference:<text:line-break/>R[X1]= -0.0003758060<text:line-break/>R[X2]= 0.0000298004<text:line-break/>R[X3]= 0.0003929853<text:line-break/>R[X4]= -0.0003569797<text:line-break/>R[X5]= 0.0002054826</text:p>
      <text:p text:style-name="P8">A= [[ 0.405 <text:s/>0.05 <text:s text:c="2"/>0.04 <text:s text:c="2"/>0. <text:s text:c="4"/>0.09 ]<text:line-break/> [-0.061 <text:s/>0.53 <text:s text:c="2"/>0.073 <text:s/>0.11 <text:s/>-0.06 ]<text:line-break/> [ 0.07 <text:s/>-0.036 <text:s/>0.38 <text:s text:c="2"/>0.03 <text:s text:c="2"/>0.02 ]<text:line-break/> [-0.05 <text:s text:c="2"/>0. <text:s text:c="4"/>0.066 <text:s/>0.58 <text:s text:c="2"/>0.23 ]<text:line-break/> [ 0. <text:s text:c="4"/>0.081 -0.05 <text:s text:c="2"/>0. <text:s text:c="4"/>0.41 ]]<text:line-break/>f= [[ 1.77 ]<text:line-break/> [-0.53 ]<text:line-break/> [-0.626]<text:line-break/> [-2.772]<text:line-break/> [ 1.001]]<text:line-break/><text:soft-page-break/>Input epsilon: 1e-5<text:line-break/>Pecision is: 1e-05<text:line-break/>X<text:line-break/>X1= 3.9999911075<text:line-break/>X2= 0.9999997453<text:line-break/>X3= -1.9999895615<text:line-break/>X4= -5.0000085384<text:line-break/>X5= 2.0000052362<text:line-break/>Iterations= 33<text:line-break/>Difference:<text:line-break/>R[X1]= -0.0000027254<text:line-break/>R[X2]= -0.0000000839<text:line-break/>R[X3]= 0.0000032019<text:line-break/>R[X4]= -0.0000026144<text:line-break/>R[X5]= 0.0000016043<text:line-break/></text:p>
      <text:p text:style-name="P22"/>
      <text:p text:style-name="P9"/>
      <text:p text:style-name="P9">Висновки:</text:p>
      <text:p text:style-name="P12">В ході виконання лабораторної роботи було розв<text:span text:style-name="T1">'</text:span>язано СЛАР використовуючи середовище <text:span text:style-name="T1">Maple, </text:span>а також було написано програму для чисельного розв<text:span text:style-name="T1">'</text:span>язання СЛАР використовуючи метод послідовних наближень. Було порівняно точності при заданій похибці 0,001 та 0,00001. Розв<text:span text:style-name="T1">'</text:span>язок, отриманий за допомогою <text:span text:style-name="T1">Maple, </text:span>дав точний результат — цілі числа. Метод послідовних наближень дав наближений результат з відповідним вектором невязки</text:p>
      <text:p text:style-name="P13">Для отриманих коренів було пораховано вектор нев<text:span text:style-name="T1">'</text:span>язки. Для обох похибок було пораховано кількість необхідних ітерацій для досягнення бажаної точності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6M34S</meta:editing-duration>
    <meta:editing-cycles>17</meta:editing-cycles>
    <meta:generator>OpenOffice/4.1.6$Win32 OpenOffice.org_project/416m1$Build-9790</meta:generator>
    <dc:date>2019-04-25T12:52:09.26</dc:date>
    <meta:document-statistic meta:table-count="0" meta:image-count="0" meta:object-count="9" meta:page-count="5" meta:paragraph-count="63" meta:word-count="593" meta:character-count="454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tyle mathsize="12pt">
        <mrow>
          <mo fence="true" stretchy="true">(</mo>
          <mrow>
            <mtable>
              <mtr>
                <mtd>
                  <mrow>
                    <mn>0</mn>
                    <mi>,</mi>
                    <mtext>405</mtext>
                    <mrow/>
                  </mrow>
                </mtd>
                <mtd>
                  <mrow>
                    <mn>0</mn>
                    <mi>,</mi>
                    <mtext>05</mtext>
                    <mrow/>
                  </mrow>
                </mtd>
                <mtd>
                  <mrow>
                    <mn>0</mn>
                    <mi>,</mi>
                    <mtext>04</mtext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i>,</mi>
                    <mtext>09</mtext>
                    <mrow/>
                  </mrow>
                </mtd>
              </mtr>
              <mtr>
                <mtd>
                  <mrow>
                    <mrow>
                      <mo stretchy="false">−</mo>
                      <mn>0</mn>
                    </mrow>
                    <mi>,</mi>
                    <mtext>061</mtext>
                    <mrow/>
                  </mrow>
                </mtd>
                <mtd>
                  <mrow>
                    <mn>0</mn>
                    <mi>,</mi>
                    <mtext>53</mtext>
                    <mrow/>
                  </mrow>
                </mtd>
                <mtd>
                  <mrow>
                    <mn>0</mn>
                    <mi>,</mi>
                    <mtext>073</mtext>
                    <mrow/>
                  </mrow>
                </mtd>
                <mtd>
                  <mrow>
                    <mn>0</mn>
                    <mi>,</mi>
                    <mtext>11</mtext>
                    <mrow/>
                  </mrow>
                </mtd>
                <mtd>
                  <mrow>
                    <mrow>
                      <mo stretchy="false">−</mo>
                      <mn>0</mn>
                    </mrow>
                    <mi>,</mi>
                    <mtext>06</mtext>
                    <mrow/>
                  </mrow>
                </mtd>
              </mtr>
              <mtr>
                <mtd>
                  <mrow>
                    <mn>0</mn>
                    <mi>,</mi>
                    <mtext>07</mtext>
                    <mrow/>
                  </mrow>
                </mtd>
                <mtd>
                  <mrow>
                    <mrow>
                      <mo stretchy="false">−</mo>
                      <mn>0</mn>
                    </mrow>
                    <mi>,</mi>
                    <mtext>036</mtext>
                    <mrow/>
                  </mrow>
                </mtd>
                <mtd>
                  <mrow>
                    <mn>0</mn>
                    <mi>,</mi>
                    <mtext>38</mtext>
                    <mrow/>
                  </mrow>
                </mtd>
                <mtd>
                  <mrow>
                    <mn>0</mn>
                    <mi>,</mi>
                    <mtext>03</mtext>
                    <mrow/>
                  </mrow>
                </mtd>
                <mtd>
                  <mrow>
                    <mn>0</mn>
                    <mi>,</mi>
                    <mtext>02</mtext>
                    <mrow/>
                  </mrow>
                </mtd>
              </mtr>
              <mtr>
                <mtd>
                  <mrow>
                    <mrow>
                      <mo stretchy="false">−</mo>
                      <mn>0</mn>
                    </mrow>
                    <mi>,</mi>
                    <mtext>05</mtext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i>,</mi>
                    <mtext>066</mtext>
                    <mrow/>
                  </mrow>
                </mtd>
                <mtd>
                  <mrow>
                    <mn>0</mn>
                    <mi>,</mi>
                    <mtext>58</mtext>
                    <mrow/>
                  </mrow>
                </mtd>
                <mtd>
                  <mrow>
                    <mn>0</mn>
                    <mi>,</mi>
                    <mtext>23</mtext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i>,</mi>
                    <mtext>081</mtext>
                    <mrow/>
                  </mrow>
                </mtd>
                <mtd>
                  <mrow>
                    <mrow>
                      <mo stretchy="false">−</mo>
                      <mn>0</mn>
                    </mrow>
                    <mi>,</mi>
                    <mtext>05</mtext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i>,</mi>
                    <mtext>41</mtext>
                    <mrow/>
                  </mrow>
                </mtd>
              </mtr>
            </mtable>
          </mrow>
          <mo fence="true" stretchy="true">)</mo>
        </mrow>
      </mstyle>
      <mrow/>
    </mrow>
    <annotation encoding="StarMath 5.0"> size 12{ left ( matrix {
0,"405" {} # 0,"05" {} # 0,"04" {} # 0 {} # 0,"09" {} ##
 - 0,"061" {} # 0,"53" {} # 0,"073" {} # 0,"11" {} #  - 0,"06" {} ##
0,"07" {} #  - 0,"036" {} # 0,"38" {} # 0,"03" {} # 0,"02" {} ##
 - 0,"05" {} # 0 {} # 0,"066" {} # 0,"58" {} # 0,"23" {} ##
0 {} # 0,"081" {} #  - 0,"05" {} # 0 {} # 0,"41"{}
}  right )} {}</annotation>
  </semantics>
</math>
</file>

<file path=Object 2/content.xml><?xml version="1.0" encoding="utf-8"?>
<math xmlns="http://www.w3.org/1998/Math/MathML" display="block">
  <semantics>
    <mrow>
      <mstyle mathsize="12pt">
        <mrow>
          <mo stretchy="false">(</mo>
          <mn>1</mn>
          <mi>,</mi>
          <mtext>77</mtext>
          <mrow>
            <mi>;</mi>
            <mo stretchy="false">−</mo>
            <mn>0</mn>
          </mrow>
          <mi>,</mi>
          <mtext>53</mtext>
          <mrow>
            <mi>;</mi>
            <mo stretchy="false">−</mo>
            <mn>0</mn>
          </mrow>
          <mi>,</mi>
          <mtext>626</mtext>
          <mrow>
            <mi>;</mi>
            <mo stretchy="false">−</mo>
            <mn>2</mn>
          </mrow>
          <mi>,</mi>
          <mtext>772</mtext>
          <mi>;</mi>
          <mn>1</mn>
          <mi>,</mi>
          <mtext>001</mtext>
          <msup>
            <mo stretchy="false">)</mo>
            <mstyle mathsize="8pt">
              <mi>T</mi>
            </mstyle>
          </msup>
        </mrow>
      </mstyle>
      <mrow/>
    </mrow>
    <annotation encoding="StarMath 5.0"> size 12{ \( 1,"77"; - 0,"53"; - 0,"626"; - 2,"772";1,"001" \)  rSup { size 8{T} } } {}</annotation>
  </semantics>
</math>
</file>